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align="start" fo:text-indent="0cm">
        <style:tab-stops/>
      </style:paragraph-properties>
    </style:style>
    <style:style style:name="P6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0.5cm" svg:x="14.423cm" svg:y="6.957cm">
          <text:p text:style-name="P2"/>
        </draw:rect>
        <draw:rect draw:style-name="gr1" draw:text-style-name="P1" draw:layer="layout" svg:width="3cm" svg:height="0.5cm" svg:x="14.423cm" svg:y="7.457cm">
          <text:p text:style-name="P2"/>
        </draw:rect>
        <draw:rect draw:style-name="gr1" draw:text-style-name="P1" draw:layer="layout" svg:width="3cm" svg:height="0.5cm" svg:x="14.423cm" svg:y="6.457cm">
          <text:p text:style-name="P2"/>
        </draw:rect>
        <draw:rect draw:style-name="gr1" draw:text-style-name="P1" draw:layer="layout" svg:width="3cm" svg:height="0.5cm" svg:x="14.423cm" svg:y="5.957cm">
          <text:p text:style-name="P2"/>
        </draw:rect>
        <draw:frame draw:style-name="gr2" draw:layer="layout" svg:width="1.954cm" svg:height="0.963cm" svg:x="14.923cm" svg:y="6.757cm">
          <draw:text-box>
            <text:p text:style-name="P2">FIFO</text:p>
          </draw:text-box>
        </draw:frame>
        <draw:rect draw:style-name="gr1" draw:text-style-name="P1" draw:layer="layout" svg:width="17.5cm" svg:height="6cm" svg:x="1.923cm" svg:y="3.957cm">
          <text:p text:style-name="P2"/>
        </draw:rect>
        <draw:rect draw:style-name="gr3" draw:text-style-name="P1" draw:layer="layout" svg:width="17.5cm" svg:height="2cm" svg:x="1.923cm" svg:y="10.457cm">
          <text:p text:style-name="P3">Device Driver</text:p>
        </draw:rect>
        <draw:rect draw:style-name="gr3" draw:text-style-name="P1" draw:layer="layout" svg:width="3cm" svg:height="3cm" svg:x="9.923cm" svg:y="5.457cm">
          <text:p text:style-name="P2"><text:span text:style-name="T1">netif_poll_queue()</text:span></text:p>
        </draw:rect>
        <draw:line draw:style-name="gr4" draw:text-style-name="P4" draw:layer="layout" svg:x1="4.423cm" svg:y1="10.957cm" svg:x2="9.923cm" svg:y2="6.457cm">
          <text:p text:style-name="P3"><text:span text:style-name="T1">Callback</text:span></text:p>
        </draw:line>
        <draw:rect draw:style-name="gr3" draw:text-style-name="P5" draw:layer="layout" svg:width="17.5cm" svg:height="2.5cm" svg:x="1.923cm" svg:y="0.957cm">
          <text:p text:style-name="P5">Application</text:p>
        </draw:rect>
        <draw:frame draw:style-name="gr2" draw:text-style-name="P6" draw:layer="layout" svg:width="4.795cm" svg:height="0.64cm" svg:x="14.423cm" svg:y="1.957cm">
          <draw:text-box>
            <text:p text:style-name="P2"><text:span text:style-name="T1">tcp_write(QUEUED_PRIO )</text:span></text:p>
          </draw:text-box>
        </draw:frame>
        <draw:line draw:style-name="gr4" draw:text-style-name="P4" draw:layer="layout" svg:x1="16.923cm" svg:y1="2.957cm" svg:x2="16.923cm" svg:y2="5.957cm">
          <text:p text:style-name="P3"><text:span text:style-name="T1">netif_queue()</text:span></text:p>
          <text:p text:style-name="P3"><text:span text:style-name="T1"/></text:p>
        </draw:line>
        <draw:line draw:style-name="gr4" draw:text-style-name="P4" draw:layer="layout" svg:x1="12.923cm" svg:y1="7.457cm" svg:x2="16.923cm" svg:y2="11.457cm">
          <text:p text:style-name="P3"><text:span text:style-name="T1">driver_send()</text:span></text:p>
        </draw:line>
        <draw:frame draw:style-name="gr2" draw:layer="layout" svg:width="2.28cm" svg:height="0.64cm" svg:x="3.423cm" svg:y="1.817cm">
          <draw:text-box>
            <text:p text:style-name="P2"><text:span text:style-name="T1">udp_send()</text:span></text:p>
          </draw:text-box>
        </draw:frame>
        <draw:line draw:style-name="gr4" draw:text-style-name="P4" draw:layer="layout" svg:x1="4.423cm" svg:y1="2.457cm" svg:x2="4.423cm" svg:y2="10.957cm">
          <text:p text:style-name="P3"><text:span text:style-name="T1">Driver_send()</text:span></text:p>
          <text:p text:style-name="P3"><text:span text:style-name="T1"/></text:p>
        </draw:line>
        <draw:line draw:style-name="gr5" draw:text-style-name="P1" draw:layer="layout" svg:x1="14.423cm" svg:y1="6.657cm" svg:x2="12.923cm" svg:y2="6.957cm">
          <text:p text:style-name="P2"/>
        </draw:line>
        <draw:frame draw:style-name="gr2" draw:layer="layout" svg:width="1.844cm" svg:height="0.963cm" svg:x="5.923cm" svg:y="4.869cm">
          <draw:text-box>
            <text:p text:style-name="P2">cIP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57cm" fo:margin-bottom="0.454cm" fo:margin-left="0.423cm" fo:margin-right="0.488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8-01-31T13:16:30</meta:creation-date>
    <dc:date>2008-02-20T14:06:25</dc:date>
    <dc:language>en-CA</dc:language>
    <meta:editing-cycles>10</meta:editing-cycles>
    <meta:editing-duration>PT53M32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